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79f9"/>
    </style:style>
    <style:style style:name="P2" style:family="paragraph" style:parent-style-name="Standard">
      <style:text-properties style:font-name="Consolas" fo:language="fr" fo:country="FR" officeooo:rsid="001b79f9" officeooo:paragraph-rsid="001b79f9"/>
    </style:style>
    <style:style style:name="P3" style:family="paragraph" style:parent-style-name="Standard">
      <style:text-properties officeooo:rsid="001d77e3" officeooo:paragraph-rsid="001d77e3"/>
    </style:style>
    <style:style style:name="P4" style:family="paragraph" style:parent-style-name="Standard">
      <style:paragraph-properties fo:text-align="end" style:justify-single-word="false"/>
      <style:text-properties officeooo:rsid="001d77e3" officeooo:paragraph-rsid="001d77e3"/>
    </style:style>
    <style:style style:name="P5" style:family="paragraph" style:parent-style-name="Standard">
      <style:text-properties officeooo:paragraph-rsid="001d77e3"/>
    </style:style>
    <style:style style:name="T1" style:family="text">
      <style:text-properties style:font-name="Consolas" fo:language="fr" fo:country="FR"/>
    </style:style>
    <style:style style:name="T2" style:family="text">
      <style:text-properties style:font-name="Consolas" fo:language="fr" fo:country="FR" officeooo:rsid="001b79f9"/>
    </style:style>
    <style:style style:name="T3" style:family="text">
      <style:text-properties style:font-name="Consolas" fo:language="fr" fo:country="FR" fo:font-style="normal" style:font-style-asian="normal" style:font-style-complex="normal"/>
    </style:style>
    <style:style style:name="T4" style:family="text">
      <style:text-properties style:font-name="Consolas" fo:language="fr" fo:country="FR" fo:font-style="normal" officeooo:rsid="001b79f9" style:font-style-asian="normal" style:font-style-complex="normal"/>
    </style:style>
    <style:style style:name="T5" style:family="text">
      <style:text-properties style:font-name="Consolas" fo:language="fr" fo:country="FR" fo:font-style="normal" officeooo:rsid="001d77e3" style:font-style-asian="normal" style:font-style-complex="normal"/>
    </style:style>
    <style:style style:name="T6" style:family="text">
      <style:text-properties style:font-name="Consolas" fo:language="fr" fo:country="FR" fo:font-style="italic" officeooo:rsid="001b79f9" style:font-style-asian="italic" style:font-style-complex="italic"/>
    </style:style>
    <style:style style:name="T7" style:family="text">
      <style:text-properties style:font-name="Consolas" fo:language="fr" fo:country="FR" fo:font-style="italic" officeooo:rsid="001d77e3"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d77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text:span><text:span text:style-name="T1">P-GL</text:span></text:p>
      <text:p text:style-name="Standard"><text:span text:style-name="T2"/></text:p>
      <text:p text:style-name="Standard"><text:span text:style-name="T2">1) Git clone </text:span><text:a xlink:type="simple" xlink:href="https://github.com/sweeffon2/tp-gl.git" text:style-name="Internet_20_link" text:visited-style-name="Visited_20_Internet_20_Link"><text:span text:style-name="T1">https://github.com/sweeffon2/tp-gl.git</text:span></text:a></text:p>
      <text:p text:style-name="P2">2) Quoi de neuf dans ce code :</text:p>
      <text:p text:style-name="P2">- Ajout de deux classes <text:span text:style-name="T8">WatchViewer</text:span> et ButtonViewer</text:p>
      <text:p text:style-name="P2">- Ajout d’une nouvelle interface <text:span text:style-name="T8">LookupListener </text:span><text:span text:style-name="T9">qui permettrait de rendre le</text:span><text:span text:style-name="T8"> Lookup Observable</text:span></text:p>
      <text:p text:style-name="P1"><text:span text:style-name="T4">- La classe </text:span><text:span text:style-name="T6">Launcher</text:span><text:span text:style-name="T4"> lance deux instance du </text:span><text:span text:style-name="T7">W</text:span><text:span text:style-name="T6">atch</text:span><text:span text:style-name="T7">V</text:span><text:span text:style-name="T6">iewer</text:span><text:span text:style-name="T4"> et une instance pour les boutons</text:span></text:p>
      <text:p text:style-name="P1"><text:span text:style-name="T4"/></text:p>
      <text:p text:style-name="P5"><text:span text:style-name="T5">Travail demandé : </text:span></text:p>
      <text:p text:style-name="P3"><text:span text:style-name="T3"/></text:p>
      <text:p text:style-name="P3"><text:span text:style-name="T3">1) Nous souhaitons, dans un premier lieu, programmer le bouton set pour qu’il affiche les secondes dans la montre. <text:s/>Vous avez bien constater qu’il n’existe qu’un seul bouton « set » pour deux Montre (voir plus).</text:span></text:p>
      <text:p text:style-name="P3"><text:span text:style-name="T3"/></text:p>
      <text:p text:style-name="P5"><text:span text:style-name="T5">Afin de déterminer laquelle des deux montres sera affectée par l’action du boutons, vous allez rajouter une référence de la montre sélectionnée au Lookup. Le bouton n’aura donc qu’aller chercher dans le Lookup la référence qui va être affectée.</text:span></text:p>
      <text:p text:style-name="P5"><text:span text:style-name="T5"/></text:p>
      <text:p text:style-name="P3"><text:span text:style-name="T3">2) Ensuite, il vous est demandé de faire fonctionner les deux boutons « set » et « mode » sur les deux montres en utilisant le design pattern « Etat ».</text:span></text:p>
      <text:p text:style-name="P3"><text:span text:style-name="T3"/></text:p>
      <text:p text:style-name="P5"><text:span text:style-name="T5">3) un compte rendu de ce TP, ainsi que le code source qui va avec est à remettre à la fin de la séance. <text:s/>Travaillez en binômes.</text:span></text:p>
      <text:p text:style-name="P3"><text:span text:style-name="T3"/></text:p>
      <text:p text:style-name="P3"><text:span text:style-name="T3">Le corrigé sera traité en cours. </text:span></text:p>
      <text:p text:style-name="P3"><text:span text:style-name="T3"/></text:p>
      <text:p text:style-name="P4"><text:span text:style-name="T3">Bon courage.</text:span></text:p>
      <text:p text:style-name="P3"><text:span text:style-name="T3"><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0:26:39.929816719</meta:creation-date>
    <dc:date>2022-04-04T01:17:46.550525429</dc:date>
    <meta:editing-duration>PT10S</meta:editing-duration>
    <meta:editing-cycles>1</meta:editing-cycles>
    <meta:document-statistic meta:table-count="0" meta:image-count="0" meta:object-count="0" meta:page-count="1" meta:paragraph-count="14" meta:word-count="193" meta:character-count="1116" meta:non-whitespace-character-count="931"/>
    <meta:generator>LibreOffice/6.4.7.2$Linux_X86_64 LibreOffice_project/40$Build-2</meta:generator>
  </office:meta>
</office:document-meta>
</file>